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8T09:19:49.13">
            <text:p>2020/1/8 9:1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">
            <text:p>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8T09:19:49.24">
            <text:p>2020/1/8 9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2)">
            <text:p>sn(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0">
            <text:p>100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4">
            <text:p>4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3">
            <text:p>3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table:number-columns-repeated="2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8T09:19:47.77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9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9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9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9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9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0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0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10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10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72.65cm" draw:caption-point-x="-1.353cm" draw:caption-point-y="2.49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25];6;2)" office:value-type="string" office:string-value="09">
            <text:p>09</text:p>
          </table:table-cell>
          <table:table-cell table:formula="of:=MID([.F12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25];[.I125];&quot;-&quot;;LEFT([.G1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2)">
            <text:p>sn(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8T09:19:49.52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51cm" draw:caption-point-x="-1.353cm" draw:caption-point-y="2.29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">
            <text:p>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8T09:19:49.61">
            <text:p>2020/1/8 9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8T09:19:49.72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09cm" draw:caption-point-x="-1.353cm" draw:caption-point-y="2.49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72)">
            <text:p>sn(7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8T09:19:49.94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51cm" draw:caption-point-x="-1.353cm" draw:caption-point-y="2.29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5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80" table:on-update-keep-styles="true" table:on-update-keep-size="false"/>
        <table:database-range table:name="range_genre__kb" table:target-range-address="kb.G2:kb.G70"/>
        <table:database-range table:name="range_sn" table:target-range-address="gt.A2:gt.A8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2020/01/08</text:date>, <text:time>09:1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8T09:19:48.80</dc:date>
    <dc:creator>iwabuchi ken</dc:creator>
    <meta:editing-duration>P6DT1H18M51S</meta:editing-duration>
    <meta:editing-cycles>553</meta:editing-cycles>
    <meta:generator>OpenOffice/4.1.3$Win32 OpenOffice.org_project/413m1$Build-9783</meta:generator>
    <meta:document-statistic meta:table-count="7" meta:cell-count="2900" meta:object-count="0"/>
    <meta:user-defined meta:name="sheets-banding"/>
    <meta:user-defined meta:name="sheets-original-selection"/>
  </office:meta>
</office:document-meta>
</file>